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Hack" svg:font-family="Hac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>
        <style:tab-stops>
          <style:tab-stop style:position="0cm"/>
        </style:tab-stops>
      </style:paragraph-properties>
      <style:text-properties fo:language="it" fo:country="IT" officeooo:rsid="00042ef1" officeooo:paragraph-rsid="00042ef1"/>
    </style:style>
    <style:style style:name="P2" style:family="paragraph" style:parent-style-name="Standard">
      <style:paragraph-properties fo:text-align="start" style:justify-single-word="false">
        <style:tab-stops>
          <style:tab-stop style:position="0cm"/>
        </style:tab-stops>
      </style:paragraph-properties>
      <style:text-properties fo:language="it" fo:country="IT" officeooo:rsid="000813c2" officeooo:paragraph-rsid="000813c2"/>
    </style:style>
    <style:style style:name="P3" style:family="paragraph" style:parent-style-name="Standard">
      <style:paragraph-properties fo:text-align="start" style:justify-single-word="false">
        <style:tab-stops>
          <style:tab-stop style:position="0cm"/>
        </style:tab-stops>
      </style:paragraph-properties>
      <style:text-properties fo:language="it" fo:country="IT" officeooo:rsid="000a2633" officeooo:paragraph-rsid="000a2633"/>
    </style:style>
    <style:style style:name="P4" style:family="paragraph" style:parent-style-name="Standard">
      <style:paragraph-properties fo:text-align="start" style:justify-single-word="false">
        <style:tab-stops>
          <style:tab-stop style:position="0cm"/>
        </style:tab-stops>
      </style:paragraph-properties>
      <style:text-properties fo:language="it" fo:country="IT" officeooo:rsid="000df6c4" officeooo:paragraph-rsid="000df6c4"/>
    </style:style>
    <style:style style:name="P5" style:family="paragraph" style:parent-style-name="Standard">
      <style:paragraph-properties fo:text-align="start" style:justify-single-word="false">
        <style:tab-stops>
          <style:tab-stop style:position="0cm"/>
        </style:tab-stops>
      </style:paragraph-properties>
      <style:text-properties fo:language="it" fo:country="IT" officeooo:rsid="000f3c0c" officeooo:paragraph-rsid="000f3c0c"/>
    </style:style>
    <style:style style:name="P6" style:family="paragraph" style:parent-style-name="Standard">
      <style:paragraph-properties fo:text-align="start" style:justify-single-word="false">
        <style:tab-stops>
          <style:tab-stop style:position="0cm"/>
        </style:tab-stops>
      </style:paragraph-properties>
      <style:text-properties fo:language="it" fo:country="IT" officeooo:rsid="00105cbb" officeooo:paragraph-rsid="00105cbb"/>
    </style:style>
    <style:style style:name="P7" style:family="paragraph" style:parent-style-name="Standard">
      <style:paragraph-properties fo:text-align="start" style:justify-single-word="false">
        <style:tab-stops>
          <style:tab-stop style:position="0cm"/>
        </style:tab-stops>
      </style:paragraph-properties>
      <style:text-properties fo:language="it" fo:country="IT" officeooo:rsid="0010fcf3" officeooo:paragraph-rsid="0010fcf3"/>
    </style:style>
    <style:style style:name="P8" style:family="paragraph" style:parent-style-name="Standard">
      <style:paragraph-properties fo:text-align="start" style:justify-single-word="false">
        <style:tab-stops>
          <style:tab-stop style:position="0cm"/>
        </style:tab-stops>
      </style:paragraph-properties>
      <style:text-properties fo:language="it" fo:country="IT" fo:font-weight="bold" officeooo:rsid="0010fcf3" officeooo:paragraph-rsid="0010fcf3" style:font-weight-asian="bold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0cm"/>
        </style:tab-stops>
      </style:paragraph-properties>
      <style:text-properties fo:language="it" fo:country="IT" officeooo:rsid="00121d53" officeooo:paragraph-rsid="00121d53"/>
    </style:style>
    <style:style style:name="P10" style:family="paragraph" style:parent-style-name="Standard">
      <style:paragraph-properties fo:text-align="start" style:justify-single-word="false">
        <style:tab-stops>
          <style:tab-stop style:position="0cm"/>
        </style:tab-stops>
      </style:paragraph-properties>
      <style:text-properties fo:language="it" fo:country="IT" officeooo:rsid="0013c3bc" officeooo:paragraph-rsid="0013c3bc"/>
    </style:style>
    <style:style style:name="P11" style:family="paragraph" style:parent-style-name="Standard">
      <style:paragraph-properties fo:text-align="start" style:justify-single-word="false">
        <style:tab-stops>
          <style:tab-stop style:position="0cm"/>
        </style:tab-stops>
      </style:paragraph-properties>
      <style:text-properties fo:language="it" fo:country="IT" fo:font-weight="bold" officeooo:rsid="001657e2" officeooo:paragraph-rsid="001657e2" style:font-weight-asian="bold" style:font-weight-complex="bold"/>
    </style:style>
    <style:style style:name="P12" style:family="paragraph" style:parent-style-name="Standard">
      <style:paragraph-properties fo:text-align="start" style:justify-single-word="false">
        <style:tab-stops>
          <style:tab-stop style:position="0cm"/>
        </style:tab-stops>
      </style:paragraph-properties>
      <style:text-properties fo:language="it" fo:country="IT" fo:font-weight="bold" officeooo:rsid="0016418d" officeooo:paragraph-rsid="0016418d" style:font-weight-asian="bold" style:font-weight-complex="bold"/>
    </style:style>
    <style:style style:name="P13" style:family="paragraph" style:parent-style-name="Standard">
      <style:paragraph-properties fo:text-align="start" style:justify-single-word="false">
        <style:tab-stops>
          <style:tab-stop style:position="0cm"/>
        </style:tab-stops>
      </style:paragraph-properties>
      <style:text-properties fo:language="it" fo:country="IT" officeooo:rsid="000a2633" officeooo:paragraph-rsid="000a2633"/>
    </style:style>
    <style:style style:name="P14" style:family="paragraph" style:parent-style-name="Standard">
      <style:paragraph-properties fo:text-align="start" style:justify-single-word="false">
        <style:tab-stops>
          <style:tab-stop style:position="0cm"/>
        </style:tab-stops>
      </style:paragraph-properties>
      <style:text-properties fo:language="it" fo:country="IT" officeooo:rsid="0013c3bc" officeooo:paragraph-rsid="0013c3bc"/>
    </style:style>
    <style:style style:name="P15" style:family="paragraph" style:parent-style-name="Standard">
      <style:paragraph-properties fo:text-align="start" style:justify-single-word="false">
        <style:tab-stops>
          <style:tab-stop style:position="0cm"/>
        </style:tab-stops>
      </style:paragraph-properties>
      <style:text-properties fo:font-size="8pt" fo:language="it" fo:country="IT" fo:font-weight="bold" officeooo:rsid="001657e2" officeooo:paragraph-rsid="001657e2" style:font-size-asian="8pt" style:font-weight-asian="bold" style:font-size-complex="8pt" style:font-weight-complex="bold"/>
    </style:style>
    <style:style style:name="T1" style:family="text">
      <style:text-properties officeooo:rsid="00071a3c"/>
    </style:style>
    <style:style style:name="T2" style:family="text">
      <style:text-properties officeooo:rsid="00087885"/>
    </style:style>
    <style:style style:name="T3" style:family="text">
      <style:text-properties officeooo:rsid="000bdf17"/>
    </style:style>
    <style:style style:name="T4" style:family="text">
      <style:text-properties officeooo:rsid="000cbd35"/>
    </style:style>
    <style:style style:name="T5" style:family="text">
      <style:text-properties officeooo:rsid="0010fcf3"/>
    </style:style>
    <style:style style:name="T6" style:family="text">
      <style:text-properties officeooo:rsid="00121d53"/>
    </style:style>
    <style:style style:name="T7" style:family="text">
      <style:text-properties officeooo:rsid="0013c3bc"/>
    </style:style>
    <style:style style:name="T8" style:family="text">
      <style:text-properties fo:color="#cc7832" loext:opacity="100%" style:font-name="Hack" fo:font-size="14pt" fo:font-style="normal" fo:font-weight="normal" style:font-size-asian="14pt" style:font-style-asian="normal" style:font-weight-asian="normal"/>
    </style:style>
    <style:style style:name="T9" style:family="text">
      <style:text-properties fo:color="#cc7832" loext:opacity="100%" style:font-name="Hack" fo:font-style="normal" fo:font-weight="normal" style:font-style-asian="normal" style:font-weight-asian="normal"/>
    </style:style>
    <style:style style:name="T10" style:family="text">
      <style:text-properties fo:color="#cc7832" loext:opacity="100%" style:font-name="Hack" fo:font-size="16pt" fo:font-style="normal" fo:font-weight="normal" style:font-size-asian="16pt" style:font-style-asian="normal" style:font-weight-asian="normal"/>
    </style:style>
    <style:style style:name="T11" style:family="text">
      <style:text-properties fo:color="#cc7832" loext:opacity="100%" style:font-name="Hack" fo:font-size="8pt" fo:font-style="normal" fo:font-weight="normal" style:font-size-asian="8pt" style:font-style-asian="normal" style:font-weight-asian="normal" style:font-size-complex="8pt"/>
    </style:style>
    <style:style style:name="T12" style:family="text">
      <style:text-properties fo:color="#a9b7c6" loext:opacity="100%" style:font-name="Hack" fo:font-size="14pt" fo:font-style="normal" fo:font-weight="normal" style:font-size-asian="14pt" style:font-style-asian="normal" style:font-weight-asian="normal"/>
    </style:style>
    <style:style style:name="T13" style:family="text">
      <style:text-properties fo:color="#a9b7c6" loext:opacity="100%" style:font-name="Hack" fo:font-style="normal" fo:font-weight="normal" style:font-style-asian="normal" style:font-weight-asian="normal"/>
    </style:style>
    <style:style style:name="T14" style:family="text">
      <style:text-properties fo:color="#a9b7c6" loext:opacity="100%" style:font-name="Hack" fo:font-size="16pt" fo:font-style="normal" fo:font-weight="normal" style:font-size-asian="16pt" style:font-style-asian="normal" style:font-weight-asian="normal"/>
    </style:style>
    <style:style style:name="T15" style:family="text">
      <style:text-properties fo:color="#a9b7c6" loext:opacity="100%" style:font-name="Hack" fo:font-size="8pt" fo:font-style="normal" fo:font-weight="normal" style:font-size-asian="8pt" style:font-style-asian="normal" style:font-weight-asian="normal" style:font-size-complex="8pt"/>
    </style:style>
    <style:style style:name="T16" style:family="text">
      <style:text-properties fo:color="#9876aa" loext:opacity="100%" style:font-name="Hack" fo:font-size="14pt" fo:font-style="italic" fo:font-weight="normal" style:font-size-asian="14pt" style:font-style-asian="italic" style:font-weight-asian="normal"/>
    </style:style>
    <style:style style:name="T17" style:family="text">
      <style:text-properties fo:color="#9876aa" loext:opacity="100%" style:font-name="Hack" fo:font-size="16pt" fo:font-style="normal" fo:font-weight="normal" style:font-size-asian="16pt" style:font-style-asian="normal" style:font-weight-asian="normal"/>
    </style:style>
    <style:style style:name="T18" style:family="text">
      <style:text-properties fo:color="#9876aa" loext:opacity="100%" style:font-name="Hack" fo:font-style="normal" fo:font-weight="normal" style:font-style-asian="normal" style:font-weight-asian="normal"/>
    </style:style>
    <style:style style:name="T19" style:family="text">
      <style:text-properties fo:color="#9876aa" loext:opacity="100%" style:font-name="Hack" fo:font-size="8pt" fo:font-style="italic" fo:font-weight="normal" style:font-size-asian="8pt" style:font-style-asian="italic" style:font-weight-asian="normal" style:font-size-complex="8pt"/>
    </style:style>
    <style:style style:name="T20" style:family="text">
      <style:text-properties fo:color="#ffc66d" loext:opacity="100%" style:font-name="Hack" fo:font-size="14pt" fo:font-style="normal" fo:font-weight="normal" style:font-size-asian="14pt" style:font-style-asian="normal" style:font-weight-asian="normal"/>
    </style:style>
    <style:style style:name="T21" style:family="text">
      <style:text-properties fo:color="#ffc66d" loext:opacity="100%" style:font-name="Hack" fo:font-style="normal" fo:font-weight="normal" style:font-style-asian="normal" style:font-weight-asian="normal"/>
    </style:style>
    <style:style style:name="T22" style:family="text">
      <style:text-properties fo:color="#ffc66d" loext:opacity="100%" style:font-name="Hack" fo:font-size="16pt" fo:font-style="normal" fo:font-weight="normal" style:font-size-asian="16pt" style:font-style-asian="normal" style:font-weight-asian="normal"/>
    </style:style>
    <style:style style:name="T23" style:family="text">
      <style:text-properties fo:color="#ffc66d" loext:opacity="100%" style:font-name="Hack" fo:font-size="8pt" fo:font-style="normal" fo:font-weight="normal" style:font-size-asian="8pt" style:font-style-asian="normal" style:font-weight-asian="normal" style:font-size-complex="8pt"/>
    </style:style>
    <style:style style:name="T24" style:family="text">
      <style:text-properties fo:color="#6a8759" loext:opacity="100%" style:font-name="Hack" fo:font-size="14pt" fo:font-style="normal" fo:font-weight="normal" style:font-size-asian="14pt" style:font-style-asian="normal" style:font-weight-asian="normal"/>
    </style:style>
    <style:style style:name="T25" style:family="text">
      <style:text-properties fo:color="#6a8759" loext:opacity="100%" style:font-name="Hack" fo:font-style="normal" fo:font-weight="normal" style:font-style-asian="normal" style:font-weight-asian="normal"/>
    </style:style>
    <style:style style:name="T26" style:family="text">
      <style:text-properties fo:color="#6a8759" loext:opacity="100%" style:font-name="Hack" fo:font-size="16pt" fo:font-style="normal" fo:font-weight="normal" style:font-size-asian="16pt" style:font-style-asian="normal" style:font-weight-asian="normal"/>
    </style:style>
    <style:style style:name="T27" style:family="text">
      <style:text-properties fo:color="#6a8759" loext:opacity="100%" style:font-name="Hack" fo:font-size="8pt" fo:font-style="normal" fo:font-weight="normal" style:font-size-asian="8pt" style:font-style-asian="normal" style:font-weight-asian="normal" style:font-size-complex="8pt"/>
    </style:style>
    <style:style style:name="T28" style:family="text">
      <style:text-properties fo:color="#6897bb" loext:opacity="100%" style:font-name="Hack" fo:font-size="14pt" fo:font-style="normal" fo:font-weight="normal" style:font-size-asian="14pt" style:font-style-asian="normal" style:font-weight-asian="normal"/>
    </style:style>
    <style:style style:name="T29" style:family="text">
      <style:text-properties fo:color="#6897bb" loext:opacity="100%" style:font-name="Hack" fo:font-style="normal" fo:font-weight="normal" style:font-style-asian="normal" style:font-weight-asian="normal"/>
    </style:style>
    <style:style style:name="T30" style:family="text">
      <style:text-properties fo:color="#6897bb" loext:opacity="100%" style:font-name="Hack" fo:font-size="16pt" fo:font-style="normal" fo:font-weight="normal" style:font-size-asian="16pt" style:font-style-asian="normal" style:font-weight-asian="normal"/>
    </style:style>
    <style:style style:name="T31" style:family="text">
      <style:text-properties fo:color="#6897bb" loext:opacity="100%" style:font-name="Hack" fo:font-size="8pt" fo:font-style="normal" fo:font-weight="normal" style:font-size-asian="8pt" style:font-style-asian="normal" style:font-weight-asian="normal" style:font-size-complex="8pt"/>
    </style:style>
    <style:style style:name="T32" style:family="text">
      <style:text-properties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Utilizzo dell’applicazione:</text:p>
      <text:p text:style-name="P1">L’applicazione puó essere usate in vari contesti. <text:span text:style-name="T1">Uno dei contesti piú banali piú essere una libreria o un qualsiasi negozio che abbia uno scaffale che vende libri.</text:span></text:p>
      <text:p text:style-name="P1"/>
      <text:p text:style-name="P11">Analisi del problema:</text:p>
      <text:p text:style-name="P2">Il programma <text:span text:style-name="T5">dovrá avere</text:span> diverse funzioni principali:<text:line-break/>Aggiungere o rimuovere un libro.</text:p>
      <text:p text:style-name="P2">Scontare un libro dato il titolo.</text:p>
      <text:p text:style-name="P2">Ordinare I libri per titolo <text:span text:style-name="T2">o per autore.<text:line-break/></text:span><text:span text:style-name="T4">Visualizzare l’elenco dei libri.</text:span></text:p>
      <text:p text:style-name="P2"/>
      <text:p text:style-name="P3"><text:span text:style-name="T4">L’a</text:span>ggiunta del libro inoltre deve richiedere le informazioni del libro (titolo, autore, numero di pagine,costo) e per la rimozione deve richiedere il <text:span text:style-name="T3">titolo</text:span> del libro. <text:span text:style-name="T4">Nello sconto si deve inserire il titolo del libro e la percentuale di sconto.</text:span></text:p>
      <text:p text:style-name="P3"/>
      <text:p text:style-name="P4">Inoltre la libreria avrá una capienza oltre la quale non si possono aggiungere libri.</text:p>
      <text:p text:style-name="P4"/>
      <text:p text:style-name="P11">Analisi della soluzione:</text:p>
      <text:p text:style-name="P5">Il programma sará composto da 3 classi:<text:line-break/>Menu (contiene il metodo main)<text:line-break/>Bookshelf</text:p>
      <text:p text:style-name="P5">Book<text:line-break/></text:p>
      <text:p text:style-name="P6">La classe Book contiene semplicemente i attributi che definiscono il titolo, l’autore, le pagine e il costo. Ovviamente sono presenti tutti i getter e i setter e il costruttore.</text:p>
      <text:p text:style-name="P6">Nella classe Bookshelf troviamo come attributi l’array books e cont che indica quanti libri sono presenti nella libreria <text:span text:style-name="T5">e aumenterá o diminuirá quando verrá aggiunto o rimosso un libro.</text:span></text:p>
      <text:p text:style-name="P7">Il metodo discountBook<text:span text:style-name="T6">()</text:span> cerca in tutto l’array se il titolo del libro dato dall’utente é presente e alla fine lo sconta di una percentuale data dall’utente.</text:p>
      <text:p text:style-name="P9">I metodi sortByTitle() e sortByAuthor() svolgono entrambi l’azione di mettere in ordine i libri. I libri vengono messi <text:span text:style-name="T7">in ordine soltanto per il primo carattere del titolo/autore per il semplice fatto che é piú semplice da fare.</text:span></text:p>
      <text:p text:style-name="P9"/>
      <text:p text:style-name="P10">Nella classe Menu troviamo il metodo main() dove é presente un menú dove sono presenti le funzioni principali scritte sopra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oft-page-break/>Codice del programma:</text:p>
      <text:p text:style-name="P12"/>
      <text:p text:style-name="P11">Classe Menu:</text:p>
      <text:p text:style-name="P11"><text:span text:style-name="T11">package </text:span><text:span text:style-name="T15">com.company</text:span><text:span text:style-name="T11">;</text:span><text:span text:style-name="T32"><text:line-break/><text:line-break/></text:span><text:span text:style-name="T11">import </text:span><text:span text:style-name="T15">java.util.Scanner</text:span><text:span text:style-name="T11">;</text:span><text:span text:style-name="T32"><text:line-break/><text:line-break/></text:span><text:span text:style-name="T11">public class </text:span><text:span text:style-name="T15">Menu {</text:span><text:span text:style-name="T32"><text:line-break/></text:span><text:span text:style-name="T15"><text:tab/></text:span><text:span text:style-name="T11">static </text:span><text:span text:style-name="T15">Scanner </text:span><text:span text:style-name="T19">scan </text:span><text:span text:style-name="T15">= </text:span><text:span text:style-name="T11">new </text:span><text:span text:style-name="T15">Scanner(System.</text:span><text:span text:style-name="T19">in</text:span><text:span text:style-name="T15">)</text:span><text:span text:style-name="T11">;</text:span><text:span text:style-name="T32"><text:line-break/></text:span><text:span text:style-name="T11"><text:tab/>public static void </text:span><text:span text:style-name="T23">main</text:span><text:span text:style-name="T15">(String[] args) {</text:span><text:span text:style-name="T32"><text:line-break/></text:span><text:span text:style-name="T15"><text:tab/><text:tab/>System.</text:span><text:span text:style-name="T19">out</text:span><text:span text:style-name="T15">.println(</text:span><text:span text:style-name="T27">"Quanti libri puó contenere la libreria?"</text:span><text:span text:style-name="T15">)</text:span><text:span text:style-name="T11">;</text:span><text:span text:style-name="T32"><text:line-break/></text:span><text:span text:style-name="T11"><text:tab/><text:tab/>int </text:span><text:span text:style-name="T15">maxBooks = </text:span><text:span text:style-name="T19">scan</text:span><text:span text:style-name="T15">.nextInt()</text:span><text:span text:style-name="T11">;</text:span><text:span text:style-name="T32"><text:line-break/></text:span><text:span text:style-name="T11"><text:tab/><text:tab/></text:span><text:span text:style-name="T15">Bookshelf bookshelf = </text:span><text:span text:style-name="T11">new </text:span><text:span text:style-name="T15">Bookshelf(maxBooks)</text:span><text:span text:style-name="T11">;</text:span><text:span text:style-name="T32"><text:line-break/><text:line-break/></text:span><text:span text:style-name="T11"><text:tab/><text:tab/>int </text:span><text:span text:style-name="T15">r</text:span><text:span text:style-name="T11">;</text:span><text:span text:style-name="T32"><text:line-break/></text:span><text:span text:style-name="T11"><text:tab/><text:tab/>do </text:span><text:span text:style-name="T15">{</text:span><text:span text:style-name="T32"><text:line-break/></text:span><text:span text:style-name="T15"><text:tab/><text:tab/><text:tab/>System.</text:span><text:span text:style-name="T19">out</text:span><text:span text:style-name="T15">.println(</text:span><text:span text:style-name="T27">"1. Aggiungi libro"</text:span><text:span text:style-name="T15">)</text:span><text:span text:style-name="T11">;</text:span><text:span text:style-name="T32"><text:line-break/></text:span><text:span text:style-name="T11"><text:tab/><text:tab/><text:tab/></text:span><text:span text:style-name="T15">System.</text:span><text:span text:style-name="T19">out</text:span><text:span text:style-name="T15">.println(</text:span><text:span text:style-name="T27">"2. Rimuovi libro"</text:span><text:span text:style-name="T15">)</text:span><text:span text:style-name="T11">;</text:span><text:span text:style-name="T32"><text:line-break/></text:span><text:span text:style-name="T11"><text:tab/><text:tab/><text:tab/></text:span><text:span text:style-name="T15">System.</text:span><text:span text:style-name="T19">out</text:span><text:span text:style-name="T15">.println(</text:span><text:span text:style-name="T27">"3. Visualizza elenco libri"</text:span><text:span text:style-name="T15">)</text:span><text:span text:style-name="T11">;</text:span><text:span text:style-name="T32"><text:line-break/></text:span><text:span text:style-name="T11"><text:tab/><text:tab/><text:tab/></text:span><text:span text:style-name="T15">System.</text:span><text:span text:style-name="T19">out</text:span><text:span text:style-name="T15">.println(</text:span><text:span text:style-name="T27">"4 <text:s/>Sconta un libro"</text:span><text:span text:style-name="T15">)</text:span><text:span text:style-name="T11">;</text:span><text:span text:style-name="T32"><text:line-break/></text:span><text:span text:style-name="T11"><text:tab/><text:tab/><text:tab/></text:span><text:span text:style-name="T15">System.</text:span><text:span text:style-name="T19">out</text:span><text:span text:style-name="T15">.println(</text:span><text:span text:style-name="T27">"5. Ordina per titolo"</text:span><text:span text:style-name="T15">)</text:span><text:span text:style-name="T11">;</text:span><text:span text:style-name="T32"><text:line-break/></text:span><text:span text:style-name="T11"><text:tab/><text:tab/><text:tab/></text:span><text:span text:style-name="T15">System.</text:span><text:span text:style-name="T19">out</text:span><text:span text:style-name="T15">.println(</text:span><text:span text:style-name="T27">"6. Ordina per autore"</text:span><text:span text:style-name="T15">)</text:span><text:span text:style-name="T11">;</text:span><text:span text:style-name="T32"><text:line-break/></text:span><text:span text:style-name="T11"><text:tab/><text:tab/><text:tab/></text:span><text:span text:style-name="T15">System.</text:span><text:span text:style-name="T19">out</text:span><text:span text:style-name="T15">.println(</text:span><text:span text:style-name="T27">"0. Esci"</text:span><text:span text:style-name="T15">)</text:span><text:span text:style-name="T11">;</text:span><text:span text:style-name="T32"><text:line-break/></text:span><text:span text:style-name="T11"><text:tab/><text:tab/><text:tab/></text:span><text:span text:style-name="T15">r = </text:span><text:span text:style-name="T19">scan</text:span><text:span text:style-name="T15">.nextInt()</text:span><text:span text:style-name="T11">;</text:span><text:span text:style-name="T32"><text:line-break/><text:line-break/></text:span><text:span text:style-name="T11"><text:tab/><text:tab/><text:tab/>switch </text:span><text:span text:style-name="T15">(r) {</text:span><text:span text:style-name="T32"><text:line-break/></text:span><text:span text:style-name="T15"><text:tab/><text:tab/><text:tab/><text:tab/></text:span><text:span text:style-name="T11">case </text:span><text:span text:style-name="T31">1</text:span><text:span text:style-name="T15">:</text:span><text:span text:style-name="T32"><text:line-break/></text:span><text:span text:style-name="T15"><text:tab/><text:tab/><text:tab/><text:tab/><text:tab/>System.</text:span><text:span text:style-name="T19">out</text:span><text:span text:style-name="T15">.print(</text:span><text:span text:style-name="T27">"titolo del libro: "</text:span><text:span text:style-name="T15">)</text:span><text:span text:style-name="T11">;</text:span><text:span text:style-name="T32"><text:line-break/></text:span><text:span text:style-name="T11"><text:tab/><text:tab/><text:tab/><text:tab/><text:tab/></text:span><text:span text:style-name="T15">String title = </text:span><text:span text:style-name="T19">scan</text:span><text:span text:style-name="T15">.next()</text:span><text:span text:style-name="T11">;</text:span><text:span text:style-name="T32"><text:line-break/></text:span><text:span text:style-name="T11"><text:tab/><text:tab/><text:tab/><text:tab/><text:tab/></text:span><text:span text:style-name="T15">System.</text:span><text:span text:style-name="T19">out</text:span><text:span text:style-name="T15">.print(</text:span><text:span text:style-name="T27">"Nome dell'autore: "</text:span><text:span text:style-name="T15">)</text:span><text:span text:style-name="T11">;</text:span><text:span text:style-name="T32"><text:line-break/></text:span><text:span text:style-name="T11"><text:tab/><text:tab/><text:tab/><text:tab/><text:tab/></text:span><text:span text:style-name="T15">String author = </text:span><text:span text:style-name="T19">scan</text:span><text:span text:style-name="T15">.next()</text:span><text:span text:style-name="T11">;</text:span><text:span text:style-name="T32"><text:line-break/></text:span><text:span text:style-name="T11"><text:tab/><text:tab/><text:tab/><text:tab/><text:tab/></text:span><text:span text:style-name="T15">System.</text:span><text:span text:style-name="T19">out</text:span><text:span text:style-name="T15">.print(</text:span><text:span text:style-name="T27">"Pagine del libro: "</text:span><text:span text:style-name="T15">)</text:span><text:span text:style-name="T11">;</text:span><text:span text:style-name="T32"><text:line-break/></text:span><text:span text:style-name="T11"><text:tab/><text:tab/><text:tab/><text:tab/><text:tab/>int </text:span><text:span text:style-name="T15">pages = </text:span><text:span text:style-name="T19">scan</text:span><text:span text:style-name="T15">.nextInt()</text:span><text:span text:style-name="T11">;</text:span><text:span text:style-name="T32"><text:line-break/></text:span><text:span text:style-name="T11"><text:tab/><text:tab/><text:tab/><text:tab/><text:tab/></text:span><text:span text:style-name="T15">System.</text:span><text:span text:style-name="T19">out</text:span><text:span text:style-name="T15">.print(</text:span><text:span text:style-name="T27">"Costo del libro: "</text:span><text:span text:style-name="T15">)</text:span><text:span text:style-name="T11">;</text:span><text:span text:style-name="T32"><text:line-break/></text:span><text:span text:style-name="T11"><text:tab/><text:tab/><text:tab/><text:tab/><text:tab/>float </text:span><text:span text:style-name="T15">cost = </text:span><text:span text:style-name="T19">scan</text:span><text:span text:style-name="T15">.nextFloat()</text:span><text:span text:style-name="T11">;</text:span><text:span text:style-name="T32"><text:line-break/><text:line-break/></text:span><text:span text:style-name="T11"><text:tab/><text:tab/><text:tab/><text:tab/><text:tab/></text:span><text:span text:style-name="T15">bookshelf.addBook(</text:span><text:span text:style-name="T11">new </text:span><text:span text:style-name="T15">Book (title</text:span><text:span text:style-name="T11">, </text:span><text:span text:style-name="T15">author</text:span><text:span text:style-name="T11">, </text:span><text:span text:style-name="T15">pages</text:span><text:span text:style-name="T11">, </text:span><text:span text:style-name="T15">cost))</text:span><text:span text:style-name="T11">;</text:span><text:span text:style-name="T32"><text:line-break/></text:span><text:span text:style-name="T11"><text:tab/><text:tab/><text:tab/><text:tab/><text:tab/>break;</text:span><text:span text:style-name="T32"><text:line-break/></text:span><text:span text:style-name="T11"><text:tab/><text:tab/><text:tab/><text:tab/>case </text:span><text:span text:style-name="T31">2</text:span><text:span text:style-name="T15">:</text:span><text:span text:style-name="T32"><text:line-break/></text:span><text:span text:style-name="T15"><text:tab/><text:tab/><text:tab/><text:tab/><text:tab/>System.</text:span><text:span text:style-name="T19">out</text:span><text:span text:style-name="T15">.print(</text:span><text:span text:style-name="T27">"Inserisci il titolo del libro da togliere: "</text:span><text:span text:style-name="T15">)</text:span><text:span text:style-name="T11">;</text:span><text:span text:style-name="T32"><text:line-break/></text:span><text:span text:style-name="T11"><text:tab/><text:tab/><text:tab/><text:tab/><text:tab/></text:span><text:span text:style-name="T15">String titleToRemove = </text:span><text:span text:style-name="T19">scan</text:span><text:span text:style-name="T15">.next()</text:span><text:span text:style-name="T11">;</text:span><text:span text:style-name="T32"><text:line-break/></text:span><text:span text:style-name="T11"><text:tab/><text:tab/><text:tab/><text:tab/><text:tab/></text:span><text:span text:style-name="T15">bookshelf.removeBook(titleToRemove)</text:span><text:span text:style-name="T11">;</text:span><text:span text:style-name="T32"><text:line-break/></text:span><text:span text:style-name="T11"><text:tab/><text:tab/><text:tab/><text:tab/><text:tab/>break;</text:span><text:span text:style-name="T32"><text:line-break/></text:span><text:span text:style-name="T11"><text:tab/><text:tab/><text:tab/><text:tab/>case </text:span><text:span text:style-name="T31">3</text:span><text:span text:style-name="T15">:</text:span><text:span text:style-name="T32"><text:line-break/></text:span><text:span text:style-name="T15"><text:tab/><text:tab/><text:tab/><text:tab/><text:tab/>System.</text:span><text:span text:style-name="T19">out</text:span><text:span text:style-name="T15">.println(bookshelf.toString())</text:span><text:span text:style-name="T11">;</text:span><text:span text:style-name="T32"><text:line-break/></text:span><text:span text:style-name="T11"><text:tab/><text:tab/><text:tab/><text:tab/><text:tab/>break;</text:span><text:span text:style-name="T32"><text:line-break/></text:span><text:span text:style-name="T11"><text:tab/><text:tab/><text:tab/><text:tab/>case </text:span><text:span text:style-name="T31">4</text:span><text:span text:style-name="T15">:</text:span><text:span text:style-name="T32"><text:line-break/></text:span><text:span text:style-name="T15"><text:tab/><text:tab/><text:tab/><text:tab/><text:tab/>System.</text:span><text:span text:style-name="T19">out</text:span><text:span text:style-name="T15">.print(</text:span><text:span text:style-name="T27">"Inserisci il titolo del libro da scontare: "</text:span><text:span text:style-name="T15">)</text:span><text:span text:style-name="T11">;</text:span><text:span text:style-name="T32"><text:line-break/></text:span><text:span text:style-name="T11"><text:tab/><text:tab/><text:tab/><text:tab/><text:tab/></text:span><text:span text:style-name="T15">String titleToScount = </text:span><text:span text:style-name="T19">scan</text:span><text:span text:style-name="T15">.next()</text:span><text:span text:style-name="T11">;</text:span><text:span text:style-name="T32"><text:line-break/></text:span><text:span text:style-name="T11"><text:tab/><text:tab/><text:tab/><text:tab/><text:tab/></text:span><text:span text:style-name="T15">System.</text:span><text:span text:style-name="T19">out</text:span><text:span text:style-name="T15">.print(</text:span><text:span text:style-name="T27">"Inserisci lo sconto in percentuale: "</text:span><text:span text:style-name="T15">)</text:span><text:span text:style-name="T11">;</text:span><text:span text:style-name="T32"><text:line-break/></text:span><text:span text:style-name="T11"><text:tab/><text:tab/><text:tab/><text:tab/><text:tab/>float </text:span><text:span text:style-name="T15">scount = </text:span><text:span text:style-name="T19">scan</text:span><text:span text:style-name="T15">.nextFloat()</text:span><text:span text:style-name="T11">;</text:span><text:span text:style-name="T32"><text:line-break/></text:span><text:span text:style-name="T11"><text:tab/><text:tab/><text:tab/><text:tab/><text:tab/></text:span><text:span text:style-name="T15">bookshelf.discountBook(titleToScount</text:span><text:span text:style-name="T11">, </text:span><text:span text:style-name="T15">scount)</text:span><text:span text:style-name="T11">;</text:span><text:span text:style-name="T32"><text:line-break/></text:span><text:span text:style-name="T11"><text:tab/><text:tab/><text:tab/><text:tab/><text:tab/>break;</text:span><text:span text:style-name="T32"><text:line-break/></text:span><text:span text:style-name="T11"><text:tab/><text:tab/><text:tab/><text:tab/>case </text:span><text:span text:style-name="T31">5</text:span><text:span text:style-name="T15">:</text:span><text:span text:style-name="T32"><text:line-break/></text:span><text:span text:style-name="T15"><text:tab/><text:tab/><text:tab/><text:tab/><text:tab/>bookshelf.sortByTitle()</text:span><text:span text:style-name="T11">;</text:span><text:span text:style-name="T32"><text:line-break/></text:span><text:span text:style-name="T11"><text:tab/><text:tab/><text:tab/><text:tab/><text:tab/>break;</text:span><text:span text:style-name="T32"><text:line-break/></text:span><text:span text:style-name="T11"><text:tab/><text:tab/><text:tab/><text:tab/>case </text:span><text:span text:style-name="T31">6</text:span><text:span text:style-name="T15">:</text:span><text:span text:style-name="T32"><text:line-break/></text:span><text:span text:style-name="T15"><text:tab/><text:tab/><text:tab/><text:tab/><text:tab/>bookshelf.sortByAuthor()</text:span><text:span text:style-name="T11">;</text:span><text:span text:style-name="T32"><text:line-break/></text:span><text:span text:style-name="T11"><text:tab/><text:tab/><text:tab/><text:tab/><text:tab/>break;</text:span><text:span text:style-name="T32"><text:line-break/></text:span><text:span text:style-name="T11"><text:tab/><text:tab/><text:tab/></text:span><text:span text:style-name="T15">}</text:span><text:span text:style-name="T32"><text:line-break/></text:span><text:span text:style-name="T15"><text:tab/><text:tab/>} </text:span><text:span text:style-name="T11">while </text:span><text:span text:style-name="T15">(r != </text:span><text:span text:style-name="T31">0</text:span><text:span text:style-name="T15">)</text:span><text:span text:style-name="T11">;</text:span><text:span text:style-name="T32"><text:line-break/><text:line-break/></text:span><text:span text:style-name="T11"><text:tab/></text:span><text:span text:style-name="T15">}</text:span><text:span text:style-name="T32"><text:line-break/></text:span><text:span text:style-name="T15">}</text:span><text:lin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Classe Bookshelf:</text:p>
      <text:p text:style-name="P15"><text:span text:style-name="T9">package </text:span><text:span text:style-name="T13">com.company</text:span><text:span text:style-name="T9">;</text:span><text:line-break/><text:line-break/><text:span text:style-name="T9">public class </text:span><text:span text:style-name="T13">Bookshelf {</text:span><text:line-break/><text:span text:style-name="T13"><text:tab/></text:span><text:span text:style-name="T9">private </text:span><text:span text:style-name="T13">Book </text:span><text:span text:style-name="T18">books</text:span><text:span text:style-name="T13">[]</text:span><text:span text:style-name="T9">;</text:span><text:line-break/><text:span text:style-name="T9"><text:tab/>private int </text:span><text:span text:style-name="T18">cont </text:span><text:span text:style-name="T13">= </text:span><text:span text:style-name="T29">0</text:span><text:span text:style-name="T9">;</text:span><text:line-break/><text:line-break/><text:span text:style-name="T9"><text:tab/>public </text:span><text:span text:style-name="T21">Bookshelf</text:span><text:span text:style-name="T13">(</text:span><text:span text:style-name="T9">int </text:span><text:span text:style-name="T13">maxBooks) {</text:span><text:line-break/><text:span text:style-name="T13"><text:tab/><text:tab/></text:span><text:span text:style-name="T9">this</text:span><text:span text:style-name="T13">.</text:span><text:span text:style-name="T18">books </text:span><text:span text:style-name="T13">= </text:span><text:span text:style-name="T9">new </text:span><text:span text:style-name="T13">Book[maxBooks]</text:span><text:span text:style-name="T9">;</text:span><text:line-break/><text:span text:style-name="T9"><text:tab/></text:span><text:span text:style-name="T13">}</text:span><text:line-break/><text:line-break/><text:span text:style-name="T13"><text:tab/></text:span><text:span text:style-name="T9">public void </text:span><text:span text:style-name="T21">addBook</text:span><text:span text:style-name="T13">(Book b) {</text:span><text:line-break/><text:span text:style-name="T13"><text:tab/><text:tab/></text:span><text:span text:style-name="T9">if </text:span><text:span text:style-name="T13">(</text:span><text:span text:style-name="T18">cont </text:span><text:span text:style-name="T13">&lt; </text:span><text:span text:style-name="T18">books</text:span><text:span text:style-name="T13">.</text:span><text:span text:style-name="T18">length</text:span><text:span text:style-name="T13">) {</text:span><text:line-break/><text:span text:style-name="T13"><text:tab/><text:tab/><text:tab/></text:span><text:span text:style-name="T18">books</text:span><text:span text:style-name="T13">[</text:span><text:span text:style-name="T18">cont</text:span><text:span text:style-name="T13">] = b</text:span><text:span text:style-name="T9">;</text:span><text:line-break/><text:span text:style-name="T9"><text:tab/><text:tab/><text:tab/></text:span><text:span text:style-name="T18">cont</text:span><text:span text:style-name="T13">++</text:span><text:span text:style-name="T9">;</text:span><text:line-break/><text:span text:style-name="T9"><text:tab/><text:tab/></text:span><text:span text:style-name="T13">}</text:span><text:line-break/><text:span text:style-name="T13"><text:tab/>}</text:span><text:line-break/><text:line-break/><text:span text:style-name="T13"><text:tab/></text:span><text:span text:style-name="T9">public void </text:span><text:span text:style-name="T21">removeBook</text:span><text:span text:style-name="T13">(String bookName) {</text:span><text:line-break/><text:span text:style-name="T13"><text:tab/><text:tab/></text:span><text:span text:style-name="T9">boolean </text:span><text:span text:style-name="T13">found = </text:span><text:span text:style-name="T9">false;</text:span><text:line-break/><text:span text:style-name="T9"><text:tab/><text:tab/>int </text:span><text:span text:style-name="T13">startIndex = </text:span><text:span text:style-name="T29">0</text:span><text:span text:style-name="T9">;</text:span><text:line-break/><text:span text:style-name="T9"><text:tab/><text:tab/>for </text:span><text:span text:style-name="T13">(</text:span><text:span text:style-name="T9">int </text:span><text:span text:style-name="T13">i = </text:span><text:span text:style-name="T29">0</text:span><text:span text:style-name="T9">; </text:span><text:span text:style-name="T13">i &lt; </text:span><text:span text:style-name="T18">cont</text:span><text:span text:style-name="T9">; </text:span><text:span text:style-name="T13">i++) {</text:span><text:line-break/><text:span text:style-name="T13"><text:tab/><text:tab/><text:tab/></text:span><text:span text:style-name="T9">if </text:span><text:span text:style-name="T13">(</text:span><text:span text:style-name="T18">books</text:span><text:span text:style-name="T13">[i].getTitle().equals(bookName)) {</text:span><text:line-break/><text:span text:style-name="T13"><text:tab/><text:tab/><text:tab/><text:tab/>startIndex = i</text:span><text:span text:style-name="T9">;</text:span><text:line-break/><text:span text:style-name="T9"><text:tab/><text:tab/><text:tab/><text:tab/></text:span><text:span text:style-name="T13">found = </text:span><text:span text:style-name="T9">true;</text:span><text:line-break/><text:span text:style-name="T9"><text:tab/><text:tab/><text:tab/></text:span><text:span text:style-name="T13">}</text:span><text:line-break/><text:span text:style-name="T13"><text:tab/><text:tab/>}</text:span><text:line-break/><text:span text:style-name="T13"><text:tab/><text:tab/></text:span><text:span text:style-name="T9">if </text:span><text:span text:style-name="T13">(found) {</text:span><text:line-break/><text:span text:style-name="T13"><text:tab/><text:tab/><text:tab/></text:span><text:span text:style-name="T9">for </text:span><text:span text:style-name="T13">(</text:span><text:span text:style-name="T9">int </text:span><text:span text:style-name="T13">i = startIndex</text:span><text:span text:style-name="T9">; </text:span><text:span text:style-name="T13">i &lt; </text:span><text:span text:style-name="T18">cont </text:span><text:span text:style-name="T13">- </text:span><text:span text:style-name="T29">1</text:span><text:span text:style-name="T9">; </text:span><text:span text:style-name="T13">i++) {</text:span><text:line-break/><text:span text:style-name="T13"><text:tab/><text:tab/><text:tab/><text:tab/></text:span><text:span text:style-name="T18">books</text:span><text:span text:style-name="T13">[i].setTitle(</text:span><text:span text:style-name="T18">books</text:span><text:span text:style-name="T13">[i + </text:span><text:span text:style-name="T29">1</text:span><text:span text:style-name="T13">].getTitle())</text:span><text:span text:style-name="T9">;</text:span><text:line-break/><text:span text:style-name="T9"><text:tab/><text:tab/><text:tab/><text:tab/></text:span><text:span text:style-name="T18">books</text:span><text:span text:style-name="T13">[i].setAuthor(</text:span><text:span text:style-name="T18">books</text:span><text:span text:style-name="T13">[i + </text:span><text:span text:style-name="T29">1</text:span><text:span text:style-name="T13">].getAuthor())</text:span><text:span text:style-name="T9">;</text:span><text:line-break/><text:span text:style-name="T9"><text:tab/><text:tab/><text:tab/><text:tab/></text:span><text:span text:style-name="T18">books</text:span><text:span text:style-name="T13">[i].setPages(</text:span><text:span text:style-name="T18">books</text:span><text:span text:style-name="T13">[i + </text:span><text:span text:style-name="T29">1</text:span><text:span text:style-name="T13">].getPages())</text:span><text:span text:style-name="T9">;</text:span><text:line-break/><text:span text:style-name="T9"><text:tab/><text:tab/><text:tab/><text:tab/></text:span><text:span text:style-name="T18">books</text:span><text:span text:style-name="T13">[i].setCost(</text:span><text:span text:style-name="T18">books</text:span><text:span text:style-name="T13">[i + </text:span><text:span text:style-name="T29">1</text:span><text:span text:style-name="T13">].getCost())</text:span><text:span text:style-name="T9">;</text:span><text:line-break/><text:span text:style-name="T9"><text:tab/><text:tab/><text:tab/></text:span><text:span text:style-name="T13">}</text:span><text:line-break/><text:span text:style-name="T13"><text:tab/><text:tab/><text:tab/></text:span><text:span text:style-name="T18">cont</text:span><text:span text:style-name="T13">--</text:span><text:span text:style-name="T9">;</text:span><text:line-break/><text:span text:style-name="T9"><text:tab/><text:tab/></text:span><text:span text:style-name="T13">}</text:span><text:line-break/><text:span text:style-name="T13"><text:tab/>}</text:span><text:line-break/><text:line-break/><text:span text:style-name="T13"><text:tab/></text:span><text:span text:style-name="T9">public void </text:span><text:span text:style-name="T21">discountBook</text:span><text:span text:style-name="T13">(String bookName</text:span><text:span text:style-name="T9">, float </text:span><text:span text:style-name="T13">scount) {</text:span><text:line-break/><text:span text:style-name="T13"><text:tab/><text:tab/></text:span><text:span text:style-name="T9">boolean </text:span><text:span text:style-name="T13">found = </text:span><text:span text:style-name="T9">false;</text:span><text:line-break/><text:span text:style-name="T9"><text:tab/><text:tab/>int </text:span><text:span text:style-name="T13">foundIndex = </text:span><text:span text:style-name="T29">0</text:span><text:span text:style-name="T9">;</text:span><text:line-break/><text:span text:style-name="T9"><text:tab/><text:tab/>for </text:span><text:span text:style-name="T13">(</text:span><text:span text:style-name="T9">int </text:span><text:span text:style-name="T13">i = </text:span><text:span text:style-name="T29">0</text:span><text:span text:style-name="T9">; </text:span><text:span text:style-name="T13">i &lt; </text:span><text:span text:style-name="T18">cont</text:span><text:span text:style-name="T9">; </text:span><text:span text:style-name="T13">i++) {</text:span><text:line-break/><text:span text:style-name="T13"><text:tab/><text:tab/><text:tab/></text:span><text:span text:style-name="T9">if </text:span><text:span text:style-name="T13">(</text:span><text:span text:style-name="T18">books</text:span><text:span text:style-name="T13">[i].getTitle().equals(bookName)) {</text:span><text:line-break/><text:span text:style-name="T13"><text:tab/><text:tab/><text:tab/><text:tab/>foundIndex = i</text:span><text:span text:style-name="T9">;</text:span><text:line-break/><text:span text:style-name="T9"><text:tab/><text:tab/><text:tab/><text:tab/></text:span><text:span text:style-name="T13">found = </text:span><text:span text:style-name="T9">true;</text:span><text:line-break/><text:span text:style-name="T9"><text:tab/><text:tab/><text:tab/></text:span><text:span text:style-name="T13">}</text:span><text:line-break/><text:span text:style-name="T13"><text:tab/><text:tab/>}</text:span><text:line-break/><text:line-break/><text:span text:style-name="T13"><text:tab/><text:tab/></text:span><text:span text:style-name="T9">if </text:span><text:span text:style-name="T13">(found) {</text:span><text:line-break/><text:span text:style-name="T13"><text:tab/><text:tab/><text:tab/></text:span><text:span text:style-name="T9">float </text:span><text:span text:style-name="T13">scountedPrice = (</text:span><text:span text:style-name="T18">books</text:span><text:span text:style-name="T13">[foundIndex].getCost() / </text:span><text:span text:style-name="T29">100</text:span><text:span text:style-name="T13">) * (</text:span><text:span text:style-name="T29">100 </text:span><text:span text:style-name="T13">- scount)</text:span><text:span text:style-name="T9">;</text:span><text:line-break/><text:span text:style-name="T9"><text:tab/><text:tab/><text:tab/></text:span><text:span text:style-name="T18">books</text:span><text:span text:style-name="T13">[foundIndex].setCost(scountedPrice)</text:span><text:span text:style-name="T9">;</text:span><text:line-break/><text:span text:style-name="T9"><text:tab/><text:tab/></text:span><text:span text:style-name="T13">}</text:span><text:line-break/><text:line-break/><text:span text:style-name="T13"><text:tab/>}</text:span><text:line-break/><text:line-break/><text:span text:style-name="T13"><text:tab/></text:span><text:span text:style-name="T9">public void </text:span><text:span text:style-name="T21">sortByTitle</text:span><text:span text:style-name="T13">() {</text:span><text:line-break/><text:span text:style-name="T13"><text:tab/><text:tab/></text:span><text:span text:style-name="T9">for </text:span><text:span text:style-name="T13">(</text:span><text:span text:style-name="T9">int </text:span><text:span text:style-name="T13">i = </text:span><text:span text:style-name="T29">0</text:span><text:span text:style-name="T9">; </text:span><text:span text:style-name="T13">i &lt; </text:span><text:span text:style-name="T18">cont</text:span><text:span text:style-name="T9">; </text:span><text:span text:style-name="T13">i++)</text:span><text:line-break/><text:span text:style-name="T13"><text:tab/><text:tab/><text:tab/></text:span><text:span text:style-name="T9">for </text:span><text:span text:style-name="T13">(</text:span><text:span text:style-name="T9">int </text:span><text:span text:style-name="T13">j = </text:span><text:span text:style-name="T29">0</text:span><text:span text:style-name="T9">; </text:span><text:span text:style-name="T13">j &lt; </text:span><text:span text:style-name="T18">cont</text:span><text:span text:style-name="T9">; </text:span><text:span text:style-name="T13">j++) {</text:span><text:line-break/><text:span text:style-name="T13"><text:tab/><text:tab/><text:tab/><text:tab/></text:span><text:span text:style-name="T9">char </text:span><text:span text:style-name="T13">char1 = </text:span><text:span text:style-name="T18">books</text:span><text:span text:style-name="T13">[i].getTitle().charAt(</text:span><text:span text:style-name="T29">0</text:span><text:span text:style-name="T13">)</text:span><text:span text:style-name="T9">;</text:span><text:line-break/><text:span text:style-name="T9"><text:tab/><text:tab/><text:tab/><text:tab/>char </text:span><text:span text:style-name="T13">char2 = </text:span><text:span text:style-name="T18">books</text:span><text:span text:style-name="T13">[j].getTitle().charAt(</text:span><text:span text:style-name="T29">0</text:span><text:span text:style-name="T13">)</text:span><text:span text:style-name="T9">;</text:span><text:line-break/><text:span text:style-name="T9"><text:tab/><text:tab/><text:tab/><text:tab/>if </text:span><text:span text:style-name="T13">(char1 &lt; char2) {</text:span><text:line-break/><text:span text:style-name="T13"><text:tab/><text:tab/><text:tab/><text:tab/><text:tab/>String tmp1 = </text:span><text:span text:style-name="T18">books</text:span><text:span text:style-name="T13">[i].getTitle()</text:span><text:span text:style-name="T9">;</text:span><text:line-break/><text:span text:style-name="T9"><text:tab/><text:tab/><text:tab/><text:tab/><text:tab/></text:span><text:span text:style-name="T13">String tmp2 = </text:span><text:span text:style-name="T18">books</text:span><text:span text:style-name="T13">[i].getAuthor()</text:span><text:span text:style-name="T9">;</text:span><text:line-break/><text:span text:style-name="T9"><text:tab/><text:tab/><text:tab/><text:tab/><text:tab/>int </text:span><text:span text:style-name="T13">tmp3 = </text:span><text:span text:style-name="T18">books</text:span><text:span text:style-name="T13">[i].getPages()</text:span><text:span text:style-name="T9">;</text:span><text:line-break/><text:span text:style-name="T9"><text:tab/><text:tab/><text:tab/><text:tab/><text:tab/>float </text:span><text:span text:style-name="T13">tmp4 = </text:span><text:span text:style-name="T18">books</text:span><text:span text:style-name="T13">[i].getCost()</text:span><text:span text:style-name="T9">;</text:span><text:line-break/><text:line-break/><text:span text:style-name="T9"><text:tab/><text:tab/><text:tab/><text:tab/><text:tab/></text:span><text:span text:style-name="T18">books</text:span><text:span text:style-name="T13">[i].setTitle(</text:span><text:span text:style-name="T18">books</text:span><text:span text:style-name="T13">[j].getTitle())</text:span><text:span text:style-name="T9">;</text:span><text:line-break/><text:span text:style-name="T9"><text:tab/><text:tab/><text:tab/><text:tab/><text:tab/></text:span><text:span text:style-name="T18">books</text:span><text:span text:style-name="T13">[i].setAuthor(</text:span><text:span text:style-name="T18">books</text:span><text:span text:style-name="T13">[j].getAuthor())</text:span><text:span text:style-name="T9">;</text:span><text:line-break/><text:span text:style-name="T9"><text:tab/><text:tab/><text:tab/><text:tab/><text:tab/></text:span><text:span text:style-name="T18">books</text:span><text:span text:style-name="T13">[i].setPages(</text:span><text:span text:style-name="T18">books</text:span><text:span text:style-name="T13">[j].getPages())</text:span><text:span text:style-name="T9">;</text:span><text:line-break/><text:span text:style-name="T9"><text:tab/><text:tab/><text:tab/><text:tab/><text:tab/></text:span><text:span text:style-name="T18">books</text:span><text:span text:style-name="T13">[i].setCost(</text:span><text:span text:style-name="T18">books</text:span><text:span text:style-name="T13">[j].getCost())</text:span><text:span text:style-name="T9">;</text:span><text:line-break/><text:line-break/><text:span text:style-name="T9"><text:tab/><text:tab/><text:tab/><text:tab/><text:tab/></text:span><text:span text:style-name="T18">books</text:span><text:span text:style-name="T13">[j].setTitle(tmp1)</text:span><text:span text:style-name="T9">;</text:span><text:line-break/><text:span text:style-name="T9"><text:tab/><text:tab/><text:tab/><text:tab/><text:tab/></text:span><text:span text:style-name="T18">books</text:span><text:span text:style-name="T13">[j].setAuthor(tmp2)</text:span><text:span text:style-name="T9">;</text:span><text:line-break/><text:span text:style-name="T9"><text:tab/><text:tab/><text:tab/><text:tab/><text:tab/></text:span><text:span text:style-name="T18">books</text:span><text:span text:style-name="T13">[j].setPages(tmp3)</text:span><text:span text:style-name="T9">;</text:span><text:line-break/><text:span text:style-name="T9"><text:tab/><text:tab/><text:tab/><text:tab/><text:tab/></text:span><text:span text:style-name="T18">books</text:span><text:span text:style-name="T13">[j].setCost(tmp4)</text:span><text:span text:style-name="T9">;</text:span><text:line-break/><text:span text:style-name="T9"><text:tab/><text:tab/><text:tab/><text:tab/></text:span><text:span text:style-name="T13">}</text:span><text:line-break/><text:span text:style-name="T13"><text:tab/><text:tab/><text:tab/>}</text:span><text:line-break/><text:soft-page-break/><text:span text:style-name="T13"><text:tab/>}</text:span><text:line-break/><text:line-break/><text:span text:style-name="T13"><text:tab/></text:span><text:span text:style-name="T9">public void </text:span><text:span text:style-name="T21">sortByAuthor</text:span><text:span text:style-name="T13">() {</text:span><text:line-break/><text:span text:style-name="T13"><text:tab/><text:tab/></text:span><text:span text:style-name="T9">for </text:span><text:span text:style-name="T13">(</text:span><text:span text:style-name="T9">int </text:span><text:span text:style-name="T13">i = </text:span><text:span text:style-name="T29">0</text:span><text:span text:style-name="T9">; </text:span><text:span text:style-name="T13">i &lt; </text:span><text:span text:style-name="T18">cont</text:span><text:span text:style-name="T9">; </text:span><text:span text:style-name="T13">i++)</text:span><text:line-break/><text:span text:style-name="T13"><text:tab/><text:tab/><text:tab/></text:span><text:span text:style-name="T9">for </text:span><text:span text:style-name="T13">(</text:span><text:span text:style-name="T9">int </text:span><text:span text:style-name="T13">j = </text:span><text:span text:style-name="T29">0</text:span><text:span text:style-name="T9">; </text:span><text:span text:style-name="T13">j &lt; </text:span><text:span text:style-name="T18">cont</text:span><text:span text:style-name="T9">; </text:span><text:span text:style-name="T13">j++) {</text:span><text:line-break/><text:span text:style-name="T13"><text:tab/><text:tab/><text:tab/><text:tab/></text:span><text:span text:style-name="T9">char </text:span><text:span text:style-name="T13">char1 = </text:span><text:span text:style-name="T18">books</text:span><text:span text:style-name="T13">[i].getAuthor().charAt(</text:span><text:span text:style-name="T29">0</text:span><text:span text:style-name="T13">)</text:span><text:span text:style-name="T9">;</text:span><text:line-break/><text:span text:style-name="T9"><text:tab/><text:tab/><text:tab/><text:tab/>char </text:span><text:span text:style-name="T13">char2 = </text:span><text:span text:style-name="T18">books</text:span><text:span text:style-name="T13">[j].getAuthor().charAt(</text:span><text:span text:style-name="T29">0</text:span><text:span text:style-name="T13">)</text:span><text:span text:style-name="T9">;</text:span><text:line-break/><text:span text:style-name="T9"><text:tab/><text:tab/><text:tab/><text:tab/>if </text:span><text:span text:style-name="T13">(char1 &lt; char2) {</text:span><text:line-break/><text:span text:style-name="T13"><text:tab/><text:tab/><text:tab/><text:tab/><text:tab/>String tmp1 = </text:span><text:span text:style-name="T18">books</text:span><text:span text:style-name="T13">[i].getTitle()</text:span><text:span text:style-name="T9">;</text:span><text:line-break/><text:span text:style-name="T9"><text:tab/><text:tab/><text:tab/><text:tab/><text:tab/></text:span><text:span text:style-name="T13">String tmp2 = </text:span><text:span text:style-name="T18">books</text:span><text:span text:style-name="T13">[i].getAuthor()</text:span><text:span text:style-name="T9">;</text:span><text:line-break/><text:span text:style-name="T9"><text:tab/><text:tab/><text:tab/><text:tab/><text:tab/>int </text:span><text:span text:style-name="T13">tmp3 = </text:span><text:span text:style-name="T18">books</text:span><text:span text:style-name="T13">[i].getPages()</text:span><text:span text:style-name="T9">;</text:span><text:line-break/><text:span text:style-name="T9"><text:tab/><text:tab/><text:tab/><text:tab/><text:tab/>float </text:span><text:span text:style-name="T13">tmp4 = </text:span><text:span text:style-name="T18">books</text:span><text:span text:style-name="T13">[i].getCost()</text:span><text:span text:style-name="T9">;</text:span><text:line-break/><text:line-break/><text:span text:style-name="T9"><text:tab/><text:tab/><text:tab/><text:tab/><text:tab/></text:span><text:span text:style-name="T18">books</text:span><text:span text:style-name="T13">[i].setTitle(</text:span><text:span text:style-name="T18">books</text:span><text:span text:style-name="T13">[j].getTitle())</text:span><text:span text:style-name="T9">;</text:span><text:line-break/><text:span text:style-name="T9"><text:tab/><text:tab/><text:tab/><text:tab/><text:tab/></text:span><text:span text:style-name="T18">books</text:span><text:span text:style-name="T13">[i].setAuthor(</text:span><text:span text:style-name="T18">books</text:span><text:span text:style-name="T13">[j].getAuthor())</text:span><text:span text:style-name="T9">;</text:span><text:line-break/><text:span text:style-name="T9"><text:tab/><text:tab/><text:tab/><text:tab/><text:tab/></text:span><text:span text:style-name="T18">books</text:span><text:span text:style-name="T13">[i].setPages(</text:span><text:span text:style-name="T18">books</text:span><text:span text:style-name="T13">[j].getPages())</text:span><text:span text:style-name="T9">;</text:span><text:line-break/><text:span text:style-name="T9"><text:tab/><text:tab/><text:tab/><text:tab/><text:tab/></text:span><text:span text:style-name="T18">books</text:span><text:span text:style-name="T13">[i].setCost(</text:span><text:span text:style-name="T18">books</text:span><text:span text:style-name="T13">[j].getCost())</text:span><text:span text:style-name="T9">;</text:span><text:line-break/><text:line-break/><text:span text:style-name="T9"><text:tab/><text:tab/><text:tab/><text:tab/><text:tab/></text:span><text:span text:style-name="T18">books</text:span><text:span text:style-name="T13">[j].setTitle(tmp1)</text:span><text:span text:style-name="T9">;</text:span><text:line-break/><text:span text:style-name="T9"><text:tab/><text:tab/><text:tab/><text:tab/><text:tab/></text:span><text:span text:style-name="T18">books</text:span><text:span text:style-name="T13">[j].setAuthor(tmp2)</text:span><text:span text:style-name="T9">;</text:span><text:line-break/><text:span text:style-name="T9"><text:tab/><text:tab/><text:tab/><text:tab/><text:tab/></text:span><text:span text:style-name="T18">books</text:span><text:span text:style-name="T13">[j].setPages(tmp3)</text:span><text:span text:style-name="T9">;</text:span><text:line-break/><text:span text:style-name="T9"><text:tab/><text:tab/><text:tab/><text:tab/><text:tab/></text:span><text:span text:style-name="T18">books</text:span><text:span text:style-name="T13">[j].setCost(tmp4)</text:span><text:span text:style-name="T9">;</text:span><text:line-break/><text:span text:style-name="T9"><text:tab/><text:tab/><text:tab/><text:tab/></text:span><text:span text:style-name="T13">}</text:span><text:line-break/><text:span text:style-name="T13"><text:tab/><text:tab/><text:tab/>}</text:span><text:line-break/><text:span text:style-name="T13"><text:tab/>}</text:span><text:line-break/><text:line-break/><text:span text:style-name="T13"><text:tab/></text:span><text:span text:style-name="T9">public </text:span><text:span text:style-name="T13">String </text:span><text:span text:style-name="T21">toString</text:span><text:span text:style-name="T13">() {</text:span><text:line-break/><text:span text:style-name="T13"><text:tab/><text:tab/>String msg = </text:span><text:span text:style-name="T25">"I libri all'interno dello scaffale sono:</text:span><text:span text:style-name="T9">\n</text:span><text:span text:style-name="T25">"</text:span><text:span text:style-name="T9">;</text:span><text:line-break/><text:span text:style-name="T9"><text:tab/><text:tab/>for </text:span><text:span text:style-name="T13">(</text:span><text:span text:style-name="T9">int </text:span><text:span text:style-name="T13">i = </text:span><text:span text:style-name="T29">0</text:span><text:span text:style-name="T9">; </text:span><text:span text:style-name="T13">i &lt; </text:span><text:span text:style-name="T18">cont</text:span><text:span text:style-name="T9">; </text:span><text:span text:style-name="T13">i++) {</text:span><text:line-break/><text:span text:style-name="T13"><text:tab/><text:tab/><text:tab/>msg += </text:span><text:span text:style-name="T25">"Libro " </text:span><text:span text:style-name="T13">+ i+</text:span><text:span text:style-name="T29">1 </text:span><text:span text:style-name="T13">+ </text:span><text:span text:style-name="T25">":</text:span><text:span text:style-name="T9">\n</text:span><text:span text:style-name="T25">"</text:span><text:span text:style-name="T9">;</text:span><text:line-break/><text:span text:style-name="T9"><text:tab/><text:tab/><text:tab/></text:span><text:span text:style-name="T13">msg += </text:span><text:span text:style-name="T25">"Titolo: " </text:span><text:span text:style-name="T13">+ </text:span><text:span text:style-name="T18">books</text:span><text:span text:style-name="T13">[i].getTitle() + </text:span><text:span text:style-name="T25">"</text:span><text:span text:style-name="T9">\n</text:span><text:span text:style-name="T25">"</text:span><text:span text:style-name="T9">;</text:span><text:line-break/><text:span text:style-name="T9"><text:tab/><text:tab/><text:tab/></text:span><text:span text:style-name="T13">msg += </text:span><text:span text:style-name="T25">"Autore: " </text:span><text:span text:style-name="T13">+ </text:span><text:span text:style-name="T18">books</text:span><text:span text:style-name="T13">[i].getAuthor() + </text:span><text:span text:style-name="T25">"</text:span><text:span text:style-name="T9">\n</text:span><text:span text:style-name="T25">"</text:span><text:span text:style-name="T9">;</text:span><text:line-break/><text:span text:style-name="T9"><text:tab/><text:tab/><text:tab/></text:span><text:span text:style-name="T13">msg += </text:span><text:span text:style-name="T25">"Pagine: " </text:span><text:span text:style-name="T13">+ </text:span><text:span text:style-name="T18">books</text:span><text:span text:style-name="T13">[i].getPages() + </text:span><text:span text:style-name="T25">"</text:span><text:span text:style-name="T9">\n</text:span><text:span text:style-name="T25">"</text:span><text:span text:style-name="T9">;</text:span><text:line-break/><text:span text:style-name="T9"><text:tab/><text:tab/><text:tab/></text:span><text:span text:style-name="T13">msg += </text:span><text:span text:style-name="T25">"Prezzo: " </text:span><text:span text:style-name="T13">+ </text:span><text:span text:style-name="T18">books</text:span><text:span text:style-name="T13">[i].getCost() + </text:span><text:span text:style-name="T25">"</text:span><text:span text:style-name="T9">\n\n</text:span><text:span text:style-name="T25">"</text:span><text:span text:style-name="T9">;</text:span><text:line-break/><text:span text:style-name="T9"><text:tab/><text:tab/></text:span><text:span text:style-name="T13">}</text:span><text:line-break/><text:span text:style-name="T13"><text:tab/><text:tab/></text:span><text:span text:style-name="T9">return </text:span><text:span text:style-name="T13">msg</text:span><text:span text:style-name="T9">;</text:span><text:line-break/><text:span text:style-name="T9"><text:tab/></text:span><text:span text:style-name="T13">}</text:span><text:line-break/><text:span text:style-name="T13">}</text:span><text:lin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1"><text:soft-page-break/>Classe Book:</text:p>
      <text:p text:style-name="P15"><text:span text:style-name="T9">package </text:span><text:span text:style-name="T13">com.company</text:span><text:span text:style-name="T9">;</text:span><text:line-break/><text:line-break/><text:span text:style-name="T9">public class </text:span><text:span text:style-name="T13">Book {</text:span><text:line-break/><text:span text:style-name="T13"><text:tab/></text:span><text:span text:style-name="T9">private </text:span><text:span text:style-name="T13">String </text:span><text:span text:style-name="T18">title</text:span><text:span text:style-name="T9">;</text:span><text:line-break/><text:span text:style-name="T9"><text:tab/>private </text:span><text:span text:style-name="T13">String </text:span><text:span text:style-name="T18">author</text:span><text:span text:style-name="T9">;</text:span><text:line-break/><text:span text:style-name="T9"><text:tab/>private int </text:span><text:span text:style-name="T18">pages</text:span><text:span text:style-name="T9">;</text:span><text:line-break/><text:span text:style-name="T9"><text:tab/>private float </text:span><text:span text:style-name="T18">cost</text:span><text:span text:style-name="T9">;</text:span><text:line-break/><text:line-break/><text:span text:style-name="T9"><text:tab/>public </text:span><text:span text:style-name="T21">Book</text:span><text:span text:style-name="T13">(String bookName</text:span><text:span text:style-name="T9">, </text:span><text:span text:style-name="T13">String author</text:span><text:span text:style-name="T9">, int </text:span><text:span text:style-name="T13">pages</text:span><text:span text:style-name="T9">, float </text:span><text:span text:style-name="T13">cost) {</text:span><text:line-break/><text:span text:style-name="T13"><text:tab/><text:tab/></text:span><text:span text:style-name="T9">this</text:span><text:span text:style-name="T13">.</text:span><text:span text:style-name="T18">title </text:span><text:span text:style-name="T13">= bookName</text:span><text:span text:style-name="T9">;</text:span><text:line-break/><text:span text:style-name="T9"><text:tab/><text:tab/>this</text:span><text:span text:style-name="T13">.</text:span><text:span text:style-name="T18">author </text:span><text:span text:style-name="T13">= author</text:span><text:span text:style-name="T9">;</text:span><text:line-break/><text:span text:style-name="T9"><text:tab/><text:tab/>this</text:span><text:span text:style-name="T13">.</text:span><text:span text:style-name="T18">pages </text:span><text:span text:style-name="T13">= pages</text:span><text:span text:style-name="T9">;</text:span><text:line-break/><text:span text:style-name="T9"><text:tab/><text:tab/>this</text:span><text:span text:style-name="T13">.</text:span><text:span text:style-name="T18">cost </text:span><text:span text:style-name="T13">= cost</text:span><text:span text:style-name="T9">;</text:span><text:line-break/><text:span text:style-name="T9"><text:tab/></text:span><text:span text:style-name="T13">}</text:span><text:line-break/><text:line-break/><text:span text:style-name="T13"><text:tab/></text:span><text:span text:style-name="T9">public </text:span><text:span text:style-name="T13">String </text:span><text:span text:style-name="T21">getTitle</text:span><text:span text:style-name="T13">() {</text:span><text:line-break/><text:span text:style-name="T13"><text:tab/><text:tab/></text:span><text:span text:style-name="T9">return </text:span><text:span text:style-name="T18">title</text:span><text:span text:style-name="T9">;</text:span><text:line-break/><text:span text:style-name="T9"><text:tab/></text:span><text:span text:style-name="T13">}</text:span><text:line-break/><text:line-break/><text:span text:style-name="T13"><text:tab/></text:span><text:span text:style-name="T9">public void </text:span><text:span text:style-name="T21">setTitle</text:span><text:span text:style-name="T13">(String title) {</text:span><text:line-break/><text:span text:style-name="T13"><text:tab/><text:tab/></text:span><text:span text:style-name="T9">this</text:span><text:span text:style-name="T13">.</text:span><text:span text:style-name="T18">title </text:span><text:span text:style-name="T13">= title</text:span><text:span text:style-name="T9">;</text:span><text:line-break/><text:span text:style-name="T9"><text:tab/></text:span><text:span text:style-name="T13">}</text:span><text:line-break/><text:line-break/><text:span text:style-name="T13"><text:tab/></text:span><text:span text:style-name="T9">public </text:span><text:span text:style-name="T13">String </text:span><text:span text:style-name="T21">getAuthor</text:span><text:span text:style-name="T13">() {</text:span><text:line-break/><text:span text:style-name="T13"><text:tab/><text:tab/></text:span><text:span text:style-name="T9">return </text:span><text:span text:style-name="T18">author</text:span><text:span text:style-name="T9">;</text:span><text:line-break/><text:span text:style-name="T9"><text:tab/></text:span><text:span text:style-name="T13">}</text:span><text:line-break/><text:line-break/><text:span text:style-name="T13"><text:tab/></text:span><text:span text:style-name="T9">public void </text:span><text:span text:style-name="T21">setAuthor</text:span><text:span text:style-name="T13">(String author) {</text:span><text:line-break/><text:span text:style-name="T13"><text:tab/><text:tab/></text:span><text:span text:style-name="T9">this</text:span><text:span text:style-name="T13">.</text:span><text:span text:style-name="T18">author </text:span><text:span text:style-name="T13">= author</text:span><text:span text:style-name="T9">;</text:span><text:line-break/><text:span text:style-name="T9"><text:tab/></text:span><text:span text:style-name="T13">}</text:span><text:line-break/><text:line-break/><text:span text:style-name="T13"><text:tab/></text:span><text:span text:style-name="T9">public int </text:span><text:span text:style-name="T21">getPages</text:span><text:span text:style-name="T13">() {</text:span><text:line-break/><text:span text:style-name="T13"><text:tab/><text:tab/></text:span><text:span text:style-name="T9">return </text:span><text:span text:style-name="T18">pages</text:span><text:span text:style-name="T9">;</text:span><text:line-break/><text:span text:style-name="T9"><text:tab/></text:span><text:span text:style-name="T13">}</text:span><text:line-break/><text:line-break/><text:span text:style-name="T13"><text:tab/></text:span><text:span text:style-name="T9">public void </text:span><text:span text:style-name="T21">setPages</text:span><text:span text:style-name="T13">(</text:span><text:span text:style-name="T9">int </text:span><text:span text:style-name="T13">pages) {</text:span><text:line-break/><text:span text:style-name="T13"><text:tab/><text:tab/></text:span><text:span text:style-name="T9">this</text:span><text:span text:style-name="T13">.</text:span><text:span text:style-name="T18">pages </text:span><text:span text:style-name="T13">= pages</text:span><text:span text:style-name="T9">;</text:span><text:line-break/><text:span text:style-name="T9"><text:tab/></text:span><text:span text:style-name="T13">}</text:span><text:line-break/><text:line-break/><text:span text:style-name="T13"><text:tab/></text:span><text:span text:style-name="T9">public float </text:span><text:span text:style-name="T21">getCost</text:span><text:span text:style-name="T13">() {</text:span><text:line-break/><text:span text:style-name="T13"><text:tab/><text:tab/></text:span><text:span text:style-name="T9">return </text:span><text:span text:style-name="T18">cost</text:span><text:span text:style-name="T9">;</text:span><text:line-break/><text:span text:style-name="T9"><text:tab/></text:span><text:span text:style-name="T13">}</text:span><text:line-break/><text:line-break/><text:span text:style-name="T13"><text:tab/></text:span><text:span text:style-name="T9">public void </text:span><text:span text:style-name="T21">setCost</text:span><text:span text:style-name="T13">(</text:span><text:span text:style-name="T9">float </text:span><text:span text:style-name="T13">cost) {</text:span><text:line-break/><text:span text:style-name="T13"><text:tab/><text:tab/></text:span><text:span text:style-name="T9">this</text:span><text:span text:style-name="T13">.</text:span><text:span text:style-name="T18">cost </text:span><text:span text:style-name="T13">= cost</text:span><text:span text:style-name="T9">;</text:span><text:line-break/><text:span text:style-name="T9"><text:tab/></text:span><text:span text:style-name="T13">}</text:span><text:line-break/><text:line-break/><text:span text:style-name="T13">}</text:span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Hack" svg:font-family="Hac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4.2$Linux_X86_64 LibreOffice_project/00$Build-2</meta:generator>
    <dc:date>2021-01-07T16:52:38.825254294</dc:date>
    <meta:editing-duration>PT37M58S</meta:editing-duration>
    <meta:editing-cycles>16</meta:editing-cycles>
    <meta:document-statistic meta:table-count="0" meta:image-count="0" meta:object-count="0" meta:page-count="5" meta:paragraph-count="23" meta:word-count="911" meta:character-count="7192" meta:non-whitespace-character-count="5723"/>
  </office:meta>
</office:document-meta>
</file>